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digo para hacer funcionar el Bot</text:span>: python bot_cripto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8" meta:character-count="56" meta:non-whitespace-character-count="49"/>
    <meta:generator>LibreOfficeDev/6.0.5.2$Linux_X86_64 LibreOffice_project/</meta:generator>
  </office:meta>
</office:document-meta>
</file>